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line-height="200%"/>
    </style:style>
    <style:style style:name="P3" style:parent-style-name="Normal" style:family="paragraph">
      <style:paragraph-properties fo:line-height="200%" fo:text-indent="0.4923in"/>
    </style:style>
    <style:style style:name="P4" style:parent-style-name="Normal" style:family="paragraph">
      <style:paragraph-properties fo:line-height="200%"/>
    </style:style>
    <style:style style:name="P5" style:parent-style-name="Normal" style:family="paragraph">
      <style:paragraph-properties fo:line-height="200%"/>
    </style:style>
    <style:style style:name="T6" style:parent-style-name="DefaultParagraphFont" style:family="text">
      <style:text-properties style:text-position="sub 66.6%"/>
    </style:style>
    <style:style style:name="P7" style:parent-style-name="Normal" style:family="paragraph">
      <style:paragraph-properties fo:line-height="200%"/>
    </style:style>
    <style:style style:name="P8" style:parent-style-name="Normal" style:family="paragraph">
      <style:paragraph-properties fo:line-height="200%"/>
    </style:style>
  </office:automatic-styles>
  <office:body>
    <office:text text:use-soft-page-breaks="true">
      <text:p text:style-name="P1"><text:tab/>Throughout the last two years at ABB I have tackled numerous tasks ranging in difficulty from basic to seemingly impo<text:bookmark-start text:name="_GoBack"/><text:bookmark-end text:name="_GoBack"/>ssible. During my first internship I renovated 10 conference rooms and<text:s/>all accompanying technology, updated internal software, designed and installed a secure visitor network, and completed numerous other smaller tasks. All of this was completed under the local IT manager’s supervision.</text:p>
      <text:p text:style-name="P3">This summer turned out to be very different. As I learned my first day back on the job, the in-house IT and Software Development Departments were dissolved and outsourced to IBM in India. This meant that I had no immediate supervisor and my assigned boss was the production manager –who has no<text:s/>IT experience. I would report to this manager for everyday tasks, but would be in contact with the head of IT in Raleigh, NC every Friday to report my IT oriented tasks. These tasks would be delivered by him, IBM, the Server Command Center, and Network Monitoring Center via email each time something needed completed.</text:p>
      <text:p text:style-name="P4"><text:tab/>Due to the nature of the management I reported to, I was presented numerous, challenging tasks in and outside of my area of expertise. The first assignment of the year was to perform rework on<text:s/>several conference rooms I renovated the previous summer, after building construction changed the layout. At the same time, a computer that runs the legacy vibratory engraver failed and shut down production. With this project it was necessary to restore the mechanics of the engraver to working order and build a new PC to run the software. The old PC ran MSDOS and the new, Windows 7, which presented numerous other challenges.</text:p>
      <text:p text:style-name="P5"><text:tab/>I was also assigned the task of replacing the SF<text:span text:style-name="T6">6</text:span><text:s/>and N gas leak detection system<text:s/>with a He and N system. I have no experience in this type of work so a lot of research went into this project. This also led into several production improvement projects such as Standard Operating Procedures needing updated and written, assisting with factory automation implementation, and wood tooling elimination on the production floor. The wood tooling needed to be swapped out with aluminum and done in a manner that would not impede production; this posed its own significant challenges as they had to be<text:s/>sent out in sets instead of all at once. In addition, because the production floor is union run, I had to coordinate all of the work with the union president as I was not allowed to do any manual labor on the floor. This was difficult due to the changing<text:s/>of shifts three times per day and the tight production schedule they operate under.<text:line-break/><text:tab/>From an IT perspective, many simple day to day maintenance tasks needed to be performed, which included repairing digital visitor tracking and part inventory displays, installing printers, assisting employees with IBM service request procedures, resolving printer supply inventory discrepancies, and many other minor tasks. One of the assignments was the purchase and installation of a new wireless teleconferencing system for<text:s/>the largest of the conference rooms. This required extensive research and quotes for product and new wiring, but it ended up being a straightforward project.</text:p>
      <text:p text:style-name="P7"><text:tab/>The biggest project I was given the opportunity to complete I proposed the year before. The server room and remote networking cabinets were in complete disrepair as they were monitored by IBM off site and were not properly maintained in a nearly a decade. Outsourcing the maintenance of a server room has definite benefits, but in the long run also opens up a lot of areas of failure, namely poor maintenance of physical devices. I discussed the possibility of the project with the head of IT and met in person to compile a list of what he and I thought should be done. In the end, I was singlehandedly assigned to complete the project due to lack of in-house expertise and manpower. The server room renovation required me to learn electrical, fire, construction, network, battery, and structural codes and standards for the state of PA. The work was checked over by a state inspector along the way to ensure adherence to the codes. In the end, I coordinated the structural renovation of the room itself, removal of the hydraulic fire system and installation of an inert, nonconductive fluid fire suppression system. I also contracted the installation of a 480v transformer, switchboard, and 2.5 hour full server room battery backup system with remote monitoring. I later returned at the end of November to perform full equipment upgrades, installation of redundant power distribution units, and rewire four server racks and two remote network cabinets while coordinating downtime with IBM and the facility shutdown over Thanksgiving break. Though the project was a success, I encountered major adversities through the entire process<text:s/>that caused it to seem near impossible at times. Especially when it came to the bureaucratic process of capital expense approvals and a complete lack of IT support.<text:s/></text:p>
      <text:p text:style-name="P8"><text:tab/>Although I had an absolutely amazing time working for ABB, I don’t know that I would be<text:s/>able to recommend other students intern here. The first year I joined the company I would have highly recommended them as a place of interest for internship seeking students. Due to the fact that all IT support was outsourced, it causes many new hardships<text:s/>on top of the usual stress of working for a new company. In addition to this, ABB doesn’t treat interns as most companies do; I was placed into my position and treated as a seasoned, full time employee from the first day. Although this is an environment that I thrive in, it can be extremely intimidating to those who may not have had this experience in the past. This method also opens you up to an extreme possibility of risk, but can also provide opportunity to prove your value and open new doors if you succeed. Due to the lack of direct support or a shoulder to lean on when I encountered trouble, I could have made potentially massive mistakes that would go unseen until it was too late. I was instead forced to discover and implement my own solutions with the<text:s/>guidance of my local boss. I believe this environment really allowed me to show my true value over the last two years, but seeing that it is possible to fail spectacularly or succeed in the same manner, I don’t believe it is the best place to introduce students to a corporate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Braden Licastro<text:tab/>Internship Retrospective<text:tab/>CMPSC 501</text:p>
      </style:header>
      <style:footer>
        <text:p text:style-name="P2"><text:page-number text:fixed="false">1</text:page-number><text:s/>of<text:s/><text:page-count>3</text:page-count><text:tab/><text:tab/>Pledge: ______________________</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Allegheny College</meta:initial-creator>
    <dc:creator>Braden Licastro</dc:creator>
    <meta:creation-date>2013-09-08T22:24:00Z</meta:creation-date>
    <dc:date>2013-12-05T04:58:00Z</dc:date>
    <meta:print-date>2013-12-05T04:58:00Z</meta:print-date>
    <meta:template xlink:href="Normal" xlink:type="simple"/>
    <meta:editing-cycles>19</meta:editing-cycles>
    <meta:editing-duration>PT5820S</meta:editing-duration>
    <meta:document-statistic meta:page-count="1" meta:paragraph-count="12" meta:word-count="950" meta:character-count="6354" meta:row-count="45" meta:non-whitespace-character-count="5416"/>
  </office:meta>
</office:document-meta>
</file>